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33.03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113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SU-5V-6V-Dual9V-Bill-of-Materials-1.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/>
          <table:table-cell table:style-name="ce4" office:value-type="string" calcext:value-type="string">
            <text:p>PSU-5V-6V-Dual9V Bill of Materials Release 1.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24/01/16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t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01,C102,C127,C128,C137,C138,C147,C148,C149,C150</text:p>
          </table:table-cell>
          <table:table-cell office:value-type="string" calcext:value-type="string">
            <text:p>CAP-TH-D8mmP3.5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'=&gt;25V eg Panasonic EEU-FC1V221L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03,C104,C109,C110,C119,C120,C129,C130,C133,C134,C141,C142,C145,C146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22u</text:p>
          </table:table-cell>
          <table:table-cell table:style-name="ce3" office:value-type="string" calcext:value-type="string">
            <text:p>25V X5R 2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05,C106,C117,C118</text:p>
          </table:table-cell>
          <table:table-cell office:value-type="string" calcext:value-type="string">
            <text:p>CAP-TH-D18mmP7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0u</text:p>
          </table:table-cell>
          <table:table-cell office:value-type="string" calcext:value-type="string">
            <text:p>'=&gt;25V eg Panasonic EEU-FC1V222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107,C108,C111,C112,C121,C122,C131,C132,C135,C136,C139,C140,C143,C144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113,C114,C123,C124,C125,C126</text:p>
          </table:table-cell>
          <table:table-cell office:value-type="string" calcext:value-type="string">
            <text:p>SMD-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 X7R 10%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115,C116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0p</text:p>
          </table:table-cell>
          <table:table-cell table:style-name="ce3" office:value-type="string" calcext:value-type="string">
            <text:p>50V NP0 5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01,D102</text:p>
          </table:table-cell>
          <table:table-cell office:value-type="string" calcext:value-type="string">
            <text:p>DIODE-S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3D</text:p>
          </table:table-cell>
          <table:table-cell office:value-type="string" calcext:value-type="string">
            <text:p>Diode Inc ES3D, Vishay ES3D-E3/57T - 3A 200V Ultrafast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03,D104,D105,D106,D107,D108</text:p>
          </table:table-cell>
          <table:table-cell table:style-name="ce3" office:value-type="string" calcext:value-type="string">
            <text:p>DIODE-SM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230A</text:p>
          </table:table-cell>
          <table:table-cell table:style-name="ce3" office:value-type="string" calcext:value-type="string">
            <text:p>Diodes Inc. B230A-13-F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101,L102</text:p>
          </table:table-cell>
          <table:table-cell office:value-type="string" calcext:value-type="string">
            <text:p>SMD-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R@100MHz</text:p>
          </table:table-cell>
          <table:table-cell office:value-type="string" calcext:value-type="string">
            <text:p>'=&gt;1A eg Wruth 742792040, TDK MPZ2012S601A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L103,L104</text:p>
          </table:table-cell>
          <table:table-cell table:style-name="ce3" office:value-type="string" calcext:value-type="string">
            <text:p>IND-VLC40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LC5045T-6R8M</text:p>
          </table:table-cell>
          <table:table-cell table:style-name="ce3" office:value-type="string" calcext:value-type="string">
            <text:p>TDK VLC5045T-6R8M 6.8uH 46mOhm 2.7A SMD induct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101,P102,P104,P105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unting hole only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103,P106,P107,P108,P109,P110,P111,P112,P113,P114,P115,P116,P117</text:p>
          </table:table-cell>
          <table:table-cell table:style-name="ce3" office:value-type="string" calcext:value-type="string">
            <text:p>CONN-2WAY-2.54mm-3.81mm-SPACING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ONN_2x1</text:p>
          </table:table-cell>
          <table:table-cell table:style-name="ce3" office:value-type="string" calcext:value-type="string">
            <text:p>Any 2.54mm <text:s/>or 3.81mm screw terminal eg CamdenBoss CTB0308/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SMD-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1 is 475k, R102 is 100k - 100mW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103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5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105,R106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7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k6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108,R111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R113,R114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250mW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115,R116</text:p>
          </table:table-cell>
          <table:table-cell office:value-type="string" calcext:value-type="string">
            <text:p>SMD-080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50mW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U101,U102</text:p>
          </table:table-cell>
          <table:table-cell table:style-name="ce3" office:value-type="string" calcext:value-type="string">
            <text:p>IC-SOT23-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P2301AUJZ</text:p>
          </table:table-cell>
          <table:table-cell table:style-name="ce3" office:value-type="string" calcext:value-type="string">
            <text:p>Analog Devices ADP2301AUJZ DC-DC Step-Dow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IC-TO220-HS-SW25-2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REG-LM317-TO220</text:p>
          </table:table-cell>
          <table:table-cell office:value-type="string" calcext:value-type="string">
            <text:p>LM317 TO220 package - eg On Semi LM317TG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U104</text:p>
          </table:table-cell>
          <table:table-cell table:style-name="ce3" office:value-type="string" calcext:value-type="string">
            <text:p>IC-TO220-HS-SW25-2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REG-LM337-TO220</text:p>
          </table:table-cell>
          <table:table-cell table:style-name="ce3" office:value-type="string" calcext:value-type="string">
            <text:p>LM337 TO220 package - eg On Semi LM337T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4T21:56:30.273000000</dc:date>
    <meta:editing-duration>PT1M37S</meta:editing-duration>
    <meta:editing-cycles>1</meta:editing-cycles>
    <meta:document-statistic meta:table-count="1" meta:cell-count="152" meta:object-count="0"/>
    <meta:generator>LibreOffice/5.0.4.2$Windows_x86 LibreOffice_project/2b9802c1994aa0b7dc6079e128979269cf95bc78</meta:generator>
  </office:meta>
</office:document-meta>
</file>